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cdb" officeooo:paragraph-rsid="00126cdb"/>
    </style:style>
    <style:style style:name="P2" style:family="paragraph" style:parent-style-name="Standard">
      <style:text-properties officeooo:rsid="00126cdb" officeooo:paragraph-rsid="001393de"/>
    </style:style>
    <style:style style:name="P3" style:family="paragraph" style:parent-style-name="Standard">
      <style:text-properties officeooo:rsid="001393de" officeooo:paragraph-rsid="001393de"/>
    </style:style>
    <style:style style:name="P4" style:family="paragraph" style:parent-style-name="Standard">
      <style:text-properties officeooo:rsid="001393de" officeooo:paragraph-rsid="00126cdb"/>
    </style:style>
    <style:style style:name="P5" style:family="paragraph" style:parent-style-name="Standard">
      <style:text-properties officeooo:rsid="0013ea23" officeooo:paragraph-rsid="0013ea23"/>
    </style:style>
    <style:style style:name="P6" style:family="paragraph" style:parent-style-name="Standard">
      <style:text-properties officeooo:rsid="00153b91" officeooo:paragraph-rsid="00153b91"/>
    </style:style>
    <style:style style:name="P7" style:family="paragraph" style:parent-style-name="Standard">
      <style:text-properties officeooo:rsid="0019cd10" officeooo:paragraph-rsid="0019cd10"/>
    </style:style>
    <style:style style:name="P8" style:family="paragraph" style:parent-style-name="Standard">
      <style:text-properties officeooo:rsid="0019cd10" officeooo:paragraph-rsid="0022d813"/>
    </style:style>
    <style:style style:name="P9" style:family="paragraph" style:parent-style-name="Standard">
      <style:text-properties officeooo:rsid="001bb22c" officeooo:paragraph-rsid="001bb22c"/>
    </style:style>
    <style:style style:name="P10" style:family="paragraph" style:parent-style-name="Standard">
      <style:text-properties officeooo:rsid="0022d813" officeooo:paragraph-rsid="00256e27"/>
    </style:style>
    <style:style style:name="P11" style:family="paragraph" style:parent-style-name="Standard">
      <style:text-properties fo:font-style="normal" officeooo:rsid="0025875b" officeooo:paragraph-rsid="00256e27" style:font-style-asian="normal" style:font-style-complex="normal"/>
    </style:style>
    <style:style style:name="P12" style:family="paragraph" style:parent-style-name="Standard">
      <style:text-properties fo:font-style="normal" officeooo:rsid="0025875b" officeooo:paragraph-rsid="0025875b" style:font-style-asian="normal" style:font-style-complex="normal"/>
    </style:style>
    <style:style style:name="P13" style:family="paragraph" style:parent-style-name="Standard">
      <style:text-properties fo:font-style="normal" officeooo:rsid="0025875b" officeooo:paragraph-rsid="0026c687" style:font-style-asian="normal" style:font-style-complex="normal"/>
    </style:style>
    <style:style style:name="P14" style:family="paragraph" style:parent-style-name="Standard">
      <style:text-properties fo:font-style="normal" officeooo:rsid="0026c687" officeooo:paragraph-rsid="0026c687" style:font-style-asian="normal" style:font-style-complex="normal"/>
    </style:style>
    <style:style style:name="P15" style:family="paragraph" style:parent-style-name="Standard">
      <style:text-properties officeooo:rsid="002963ee" officeooo:paragraph-rsid="002963ee"/>
    </style:style>
    <style:style style:name="P16" style:family="paragraph" style:parent-style-name="Standard">
      <style:text-properties fo:font-style="normal" officeooo:rsid="00256e27" officeooo:paragraph-rsid="00256e27" style:font-style-asian="normal" style:font-style-complex="normal"/>
    </style:style>
    <style:style style:name="P17" style:family="paragraph" style:parent-style-name="Standard">
      <style:text-properties fo:font-style="normal" officeooo:rsid="00283fe7" officeooo:paragraph-rsid="00283fe7" style:font-style-asian="normal" style:font-style-complex="normal"/>
    </style:style>
    <style:style style:name="P18" style:family="paragraph" style:parent-style-name="Standard">
      <style:text-properties fo:font-style="normal" officeooo:rsid="002d7f3b" officeooo:paragraph-rsid="002d7f3b" style:font-style-asian="normal" style:font-style-complex="normal"/>
    </style:style>
    <style:style style:name="P19" style:family="paragraph" style:parent-style-name="Standard">
      <style:text-properties fo:font-style="normal" officeooo:rsid="002d7f3b" officeooo:paragraph-rsid="002d97e5" style:font-style-asian="normal" style:font-style-complex="normal"/>
    </style:style>
    <style:style style:name="P20" style:family="paragraph" style:parent-style-name="Standard">
      <style:text-properties fo:font-style="normal" officeooo:rsid="001393de" officeooo:paragraph-rsid="002d7f3b" style:font-style-asian="normal" style:font-style-complex="normal"/>
    </style:style>
    <style:style style:name="P21" style:family="paragraph" style:parent-style-name="Standard">
      <style:text-properties fo:font-style="normal" officeooo:rsid="002d97e5" officeooo:paragraph-rsid="002d97e5" style:font-style-asian="normal" style:font-style-complex="normal"/>
    </style:style>
    <style:style style:name="P22" style:family="paragraph" style:parent-style-name="Standard">
      <style:text-properties fo:font-style="normal" officeooo:rsid="002e8658" officeooo:paragraph-rsid="002e8658" style:font-style-asian="normal" style:font-style-complex="normal"/>
    </style:style>
    <style:style style:name="P23" style:family="paragraph" style:parent-style-name="Standard">
      <style:text-properties fo:font-style="normal" officeooo:rsid="00306e67" officeooo:paragraph-rsid="00306e67" style:font-style-asian="normal" style:font-style-complex="normal"/>
    </style:style>
    <style:style style:name="P24" style:family="paragraph" style:parent-style-name="Standard">
      <style:text-properties fo:font-style="normal" officeooo:rsid="003180e4" officeooo:paragraph-rsid="003180e4" style:font-style-asian="normal" style:font-style-complex="normal"/>
    </style:style>
    <style:style style:name="P25" style:family="paragraph" style:parent-style-name="Standard">
      <style:text-properties fo:font-style="normal" officeooo:rsid="003180e4" officeooo:paragraph-rsid="00331766" style:font-style-asian="normal" style:font-style-complex="normal"/>
    </style:style>
    <style:style style:name="P26" style:family="paragraph" style:parent-style-name="Standard">
      <style:text-properties fo:font-style="normal" officeooo:rsid="003180e4" officeooo:paragraph-rsid="003507ff" style:font-style-asian="normal" style:font-style-complex="normal"/>
    </style:style>
    <style:style style:name="P27" style:family="paragraph" style:parent-style-name="Standard">
      <style:text-properties fo:font-style="normal" officeooo:rsid="003879eb" officeooo:paragraph-rsid="003879eb" style:font-style-asian="normal" style:font-style-complex="normal"/>
    </style:style>
    <style:style style:name="P28" style:family="paragraph" style:parent-style-name="Standard">
      <style:text-properties officeooo:rsid="00126cdb" officeooo:paragraph-rsid="002d7f3b"/>
    </style:style>
    <style:style style:name="P29" style:family="paragraph" style:parent-style-name="Standard">
      <style:text-properties officeooo:rsid="001bb22c" officeooo:paragraph-rsid="001bb22c"/>
    </style:style>
    <style:style style:name="P30" style:family="paragraph" style:parent-style-name="Standard">
      <style:text-properties officeooo:rsid="001393de" officeooo:paragraph-rsid="002d7f3b"/>
    </style:style>
    <style:style style:name="P31" style:family="paragraph" style:parent-style-name="Standard">
      <style:text-properties officeooo:rsid="002d7f3b" officeooo:paragraph-rsid="003180e4"/>
    </style:style>
    <style:style style:name="P32" style:family="paragraph" style:parent-style-name="Standard">
      <style:paragraph-properties fo:break-before="page"/>
      <style:text-properties officeooo:rsid="002d7f3b" officeooo:paragraph-rsid="002d7f3b"/>
    </style:style>
    <style:style style:name="T1" style:family="text">
      <style:text-properties officeooo:rsid="001393de"/>
    </style:style>
    <style:style style:name="T2" style:family="text">
      <style:text-properties officeooo:rsid="0016896c"/>
    </style:style>
    <style:style style:name="T3" style:family="text">
      <style:text-properties officeooo:rsid="001bb22c"/>
    </style:style>
    <style:style style:name="T4" style:family="text">
      <style:text-properties officeooo:rsid="001bb47a"/>
    </style:style>
    <style:style style:name="T5" style:family="text">
      <style:text-properties fo:font-style="italic" style:font-style-asian="italic" style:font-style-complex="italic"/>
    </style:style>
    <style:style style:name="T6" style:family="text">
      <style:text-properties fo:font-style="italic" officeooo:rsid="001bb47a" style:font-style-asian="italic" style:font-style-complex="italic"/>
    </style:style>
    <style:style style:name="T7" style:family="text">
      <style:text-properties fo:font-style="italic" officeooo:rsid="0024b747" style:font-style-asian="italic" style:font-style-complex="italic"/>
    </style:style>
    <style:style style:name="T8" style:family="text">
      <style:text-properties fo:font-style="italic" officeooo:rsid="00283fe7" style:font-style-asian="italic" style:font-style-complex="italic"/>
    </style:style>
    <style:style style:name="T9" style:family="text">
      <style:text-properties officeooo:rsid="0022d813"/>
    </style:style>
    <style:style style:name="T10" style:family="text">
      <style:text-properties officeooo:rsid="0024b747"/>
    </style:style>
    <style:style style:name="T11" style:family="text">
      <style:text-properties fo:font-style="normal" officeooo:rsid="0024b747" style:font-style-asian="normal" style:font-style-complex="normal"/>
    </style:style>
    <style:style style:name="T12" style:family="text">
      <style:text-properties fo:font-style="normal" officeooo:rsid="00256e27" style:font-style-asian="normal" style:font-style-complex="normal"/>
    </style:style>
    <style:style style:name="T13" style:family="text">
      <style:text-properties fo:font-style="normal" officeooo:rsid="0025875b" style:font-style-asian="normal" style:font-style-complex="normal"/>
    </style:style>
    <style:style style:name="T14" style:family="text">
      <style:text-properties officeooo:rsid="0026c687"/>
    </style:style>
    <style:style style:name="T15" style:family="text">
      <style:text-properties officeooo:rsid="00283fe7"/>
    </style:style>
    <style:style style:name="T16" style:family="text">
      <style:text-properties officeooo:rsid="002cd308"/>
    </style:style>
    <style:style style:name="T17" style:family="text">
      <style:text-properties officeooo:rsid="002d97e5"/>
    </style:style>
    <style:style style:name="T18" style:family="text">
      <style:text-properties officeooo:rsid="002e8658"/>
    </style:style>
    <style:style style:name="T19" style:family="text">
      <style:text-properties officeooo:rsid="00306e67"/>
    </style:style>
    <style:style style:name="T20" style:family="text">
      <style:text-properties officeooo:rsid="003180e4"/>
    </style:style>
    <style:style style:name="T21" style:family="text">
      <style:text-properties officeooo:rsid="0033176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What you propose to do </text:p>
      <text:p text:style-name="P28">How you propose to do it </text:p>
      <text:p text:style-name="P28">Why the project is important </text:p>
      <text:p text:style-name="P28">What benefits the project will produce for your host, your discipline, you, and your home institution (employer) </text:p>
      <text:p text:style-name="P28"/>
      <text:p text:style-name="P28">What do you propose to do? State clearly your objectives, methodology and the nature of your research (quantitative or qualitative)</text:p>
      <text:p text:style-name="P28">What is the academic and professional context of the project?</text:p>
      <text:p text:style-name="P28">Note: your bibliography will reflect the current state of research in the discipline and will be uploaded as a separate document. <text:s text:c="4"/></text:p>
      <text:p text:style-name="P28">What professional experience has prepared you to successfully accomplish this project?</text:p>
      <text:p text:style-name="P28">Why does it need to be done? What significance does it hold for your discipline, your development, the host country’s benefit?</text:p>
      <text:p text:style-name="P28">How will you carry out the proposed research? (Such as methodology, logistics, time frame)</text:p>
      <text:p text:style-name="P28">How feasible is your project in terms of resources and amount of time allocated?</text:p>
      <text:p text:style-name="P28">Why does it need to be done in this country? What research facilities and resources are found in the host country?</text:p>
      <text:p text:style-name="P28">How could local political or cultural issues impact your work?</text:p>
      <text:p text:style-name="P28">How will your results be disseminated? (Such as publications, conference presentations, joint collaboration, exhibitions)</text:p>
      <text:p text:style-name="P28">If you are applying for Flex: clear plans and justification for Flex, including project timeline.</text:p>
      <text:p text:style-name="P28">If you have received a Fulbright Scholar or Specialist grant previously: What accomplishments and contributions resulted from your earlier grant(s)? How will this grant build upon your previous Fulbright experience(s)?</text:p>
      <text:p text:style-name="P28"/>
      <text:p text:style-name="P28">offee rust a<text:span text:style-name="T3">nd Forest Conservation</text:span></text:p>
      <text:p text:style-name="P1"/>
      <text:p text:style-name="P6">UTN- </text:p>
      <text:p text:style-name="P1"/>
      <text:p text:style-name="P1"/>
      <text:p text:style-name="P1">Abstract:</text:p>
      <text:p text:style-name="P1"/>
      <text:p text:style-name="P1">The </text:p>
      <text:p text:style-name="P1"/>
      <text:p text:style-name="P1">Some researc</text:p>
      <text:p text:style-name="P1"/>
      <text:p text:style-name="P5"/>
      <text:p text:style-name="P5"/>
      <text:p text:style-name="P5">http://cafe-rio-intag.aacri.com/</text:p>
      <text:p text:style-name="P1"/>
      <text:p text:style-name="P2">Much research <text:span text:style-name="T1">by Perfecto and Vandermeer et al. </text:span>has shown that on a fine spatial scale, complex, non-linear species interactions are at work in enabling <text:span text:style-name="T1">L. lecanii to act as a biocontrol on the coffee rust. <text:s/></text:span></text:p>
      <text:p text:style-name="P2"/>
      <text:p text:style-name="P2">natural antagonists to the rust </text:p>
      <text:p text:style-name="P1"/>
      <text:p text:style-name="P1">forests </text:p>
      <text:p text:style-name="P1"/>
      <text:p text:style-name="P1">Proposed research:</text:p>
      <text:p text:style-name="P1"><text:soft-page-break/></text:p>
      <text:p text:style-name="P1">Field: </text:p>
      <text:p text:style-name="P3">Sample leaf tissue <text:span text:style-name="T2">and soil</text:span> with illumina</text:p>
      <text:p text:style-name="P3">Note severity of rust infections</text:p>
      <text:p text:style-name="P3">Note presence of Lecanocillium lecanii</text:p>
      <text:p text:style-name="P1"/>
      <text:p text:style-name="P1"/>
      <text:p text:style-name="P1">mapping of intensity of coffee rust as a function of distance from forest. </text:p>
      <text:p text:style-name="P4"/>
      <text:p text:style-name="P15">Culture collection, of notable fungi</text:p>
      <text:p text:style-name="P1"/>
      <text:p text:style-name="P1">Diagrams - </text:p>
      <text:p text:style-name="P1"/>
      <text:p text:style-name="P1">log decay of community similarity</text:p>
      <text:p text:style-name="P3">Borrow vandermeer diagram</text:p>
      <text:p text:style-name="P1"/>
      <text:p text:style-name="P1">Brendan amazon paper</text:p>
      <text:p text:style-name="P1">Chaverri hypocreales paper </text:p>
      <text:p text:style-name="P3">Arnold endophyte deforestation paper</text:p>
      <text:p text:style-name="P3"/>
      <text:p text:style-name="P1"/>
      <text:p text:style-name="P32">Intro:</text:p>
      <text:p text:style-name="P9"/>
      <text:p text:style-name="P9">Coffee is among the most traded commodities in the world (____). It is an important contributor to the economies of more than ____ countries. Its production affects the lives of thousands (millions) of people.</text:p>
      <text:p text:style-name="P9"/>
      <text:p text:style-name="P9">The largest threat to the economy of coffee is the coffee rust disease, a fungal pest of coffee. The disease <text:span text:style-name="T4">first emerged as a large-scale agricultural pest in the 1860’s, in modern-day Sri Lanka and other <text:s/>coffee-producing islands in south Asia. This disease transformed the economies of these regions, making large-scale coffee production largely impossible until resistant </text:span><text:span text:style-name="T6">Coffea canephora</text:span><text:span text:style-name="T4"> (“Robusta coffee”) was <text:s/>introduced into production </text:span></text:p>
      <text:p text:style-name="P9"/>
      <text:p text:style-name="P9">Thwe </text:p>
      <text:p text:style-name="P7"/>
      <text:p text:style-name="P7">surged in 2014</text:p>
      <text:p text:style-name="P7"/>
      <text:p text:style-name="P7">The causes for this outbreak are complex. </text:p>
      <text:p text:style-name="P7"/>
      <text:p text:style-name="P7">No single cause can explain the outbreak; social <text:span text:style-name="T9">(______)</text:span>, economic <text:span text:style-name="T9">(______)</text:span>, ecological <text:span text:style-name="T9">(______)</text:span> and climatological <text:span text:style-name="T9">(_____) </text:span>factors <text:span text:style-name="T9">ar</text:span>e all <text:span text:style-name="T9">thought to have played a part in the outbreak</text:span>. </text:p>
      <text:p text:style-name="P7"/>
      <text:p text:style-name="P8"><text:span text:style-name="T9">T</text:span>here <text:span text:style-name="T9">is no</text:span> simple remedy for this disease, <text:span text:style-name="T9">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p>
      <text:p text:style-name="P1"/>
      <text:p text:style-name="P10">John Vandermeer, Ivette Perfecto, and collaborators have <text:span text:style-name="T10">extensively examined the ecological relationships involving the coffee on farms in Chiapas, Mexico and in Puerto Rico (________). They document an extensive network of interactions among the coffee rust, </text:span><text:span text:style-name="T7">Azteca</text:span><text:span text:style-name="T11"> ants, coffee scale insects, and hyperparasitism of the coffee rust by another fungus, the white halo fungus </text:span><text:span text:style-name="T12">(</text:span><text:span text:style-name="T7">Lecanocillium lecanii</text:span><text:span text:style-name="T12">)</text:span><text:span text:style-name="T7">.</text:span><text:span text:style-name="T11"> </text:span><text:span text:style-name="T13">They note that other, as-yet-unonbserved fungi and other organisms may also be involved. </text:span><text:span text:style-name="T12">When all of the myriad of ecological players they have examined are present, the ecological network appears to create negative feedback controls on the population of the rust. Vandermeer et al. argue that in addition to climate change and economic factors that may have led to </text:span></text:p>
      <text:p text:style-name="P16"/>
      <text:p text:style-name="P10"><text:span text:style-name="T12">ecological interactions </text:span><text:span text:style-name="T7"><text:s/></text:span></text:p>
      <text:p text:style-name="P11"/>
      <text:p text:style-name="P12">It is doubtful that the same set of ecological interactions are present <text:span text:style-name="T16">in </text:span>every <text:span text:style-name="T16">coffee farm</text:span> in the western hemisphere. <text:span text:style-name="T15">In any given locale, </text:span><text:span text:style-name="T8">Azteca</text:span><text:span text:style-name="T15"> ants or phorid wasps or any other ecological player noted by Vandermeer and Perfecto may be naturally absent. </text:span>But the work by Vandermeer, Perfecto, and colleagues supports the general idea that ecological <text:span text:style-name="T5">complexity</text:span> may be <text:span text:style-name="T14">part </text:span>the reason for <text:span text:style-name="T14">the resilience of coffee farms in the western hemisphere. </text:span></text:p>
      <text:p text:style-name="P12"/>
      <text:p text:style-name="P13">Though at this point only speculation is possible, we know that in the early British coffee plantations of South Asia where the rust first wreaked havoc, <text:span text:style-name="T14">heavy deforestation occurred and large monocultures of coffee plants were established (_________). This grand ecological simplification of Sri Lanka and elsewhere may have contributed to the meteoric rise of the coffee rust in this region. </text:span></text:p>
      <text:p text:style-name="P13"/>
      <text:p text:style-name="P14"><text:soft-page-break/>We can expand this concept, by proposing that even if farms are greatly simplified ecosystems, perhaps nearby ecosystems such as forests can serve as sources of diversity and complexity. <text:s/>(__chaverri, chaverri’s sources_______) (figure ___). This is may be true even of fungi and other beneficial microorganisms. <text:span text:style-name="T15">Forest soils in tropical regions may contain more beta-diver</text:span></text:p>
      <text:p text:style-name="P14"/>
      <text:p text:style-name="P17">If this is true, forests in coffee-producing regions should be retained as reservoirs of benefical microorganisms. Forests may become especially important with increasing climate volatility and warming, pathogen loads on food crops are expected to increase (___________). </text:p>
      <text:p text:style-name="P17"/>
      <text:p text:style-name="P17"/>
      <text:p text:style-name="P18">Goals:</text:p>
      <text:p text:style-name="P18"/>
      <text:p text:style-name="P18">Determine the importance of proximity of forests to coffee farms.</text:p>
      <text:p text:style-name="P18">Uncover new beneficial microorganisms for the cultivation of coffee-producing</text:p>
      <text:p text:style-name="P18">Work with local government, conservationists and coffee-growers in a mutually beneficial relationship for all involved. </text:p>
      <text:p text:style-name="P18"/>
      <text:p text:style-name="P18">Methodology:</text:p>
      <text:p text:style-name="P18"/>
      <text:p text:style-name="P23">Field methods:</text:p>
      <text:p text:style-name="P23"/>
      <text:p text:style-name="P30">Sample leaf tissue <text:span text:style-name="T2">and soil</text:span> with illumina</text:p>
      <text:p text:style-name="P31">C<text:span text:style-name="T20">ollection of</text:span> <text:span text:style-name="T20">4 leaves per plant, two for endophyte culturing and two for illumina sequencing (halvsies?)</text:span></text:p>
      <text:p text:style-name="P31"/>
      <text:p text:style-name="P31">especially those that show reduced severity of rust disease. </text:p>
      <text:p text:style-name="P30">Note severity of rust infections</text:p>
      <text:p text:style-name="P20">Note presence of Lecanocillium lecanii</text:p>
      <text:p text:style-name="P22">Spore traps</text:p>
      <text:p text:style-name="P20"/>
      <text:p text:style-name="P19">In addition to mature <text:span text:style-name="T17">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9"/>
      <text:p text:style-name="P21">Finally, <text:span text:style-name="T18">rainwater </text:span>spore traps <text:span text:style-name="T19">will be positioned in a subset of </text:span>, <text:span text:style-name="T18">in the form of funnels into sterilized 4-liter jugs with fungal growth inhibitors and DNase inhibitors (_____). The water in these spore traps will collected, filtered to removed large debris, and centrifuged repeatedly to entrap spores as a pellet. Spores will then be preserved in DNA-stabilizing buffers and processed as with leaf tissue and soil samples. </text:span></text:p>
      <text:p text:style-name="P17"/>
      <text:p text:style-name="P23">With both seedlings and spore traps, a large a subset of sample sites as can reasonably managed will be installed. This number will depend on the level of interest by coffee-grower collaborators. </text:p>
      <text:p text:style-name="P23"/>
      <text:p text:style-name="P23">Lab methods:</text:p>
      <text:p text:style-name="P23"/>
      <text:p text:style-name="P23">Bulk DNA extraction of leaf, soil and rainwater-pellet.</text:p>
      <text:p text:style-name="P23">ITS1f illumina metabarcoding</text:p>
      <text:p text:style-name="P23"><text:soft-page-break/>Lecanocillium lecanii species specific primers <text:span text:style-name="T20">will be designed and used to specifically confirm the presence of L. lecanii in the samples. </text:span></text:p>
      <text:p text:style-name="P24">Culture library – endophytic fungi from leaves will be cultivated on 2% MEA. Sporulating fungi will be grouped into <text:s/>morphospecies. Specimens of interested will be identified using full ITS</text:p>
      <text:p text:style-name="P24"/>
      <text:p text:style-name="P26">A student at UTN will be sought to aid with this aspect of the project, which may extend beyond the stay of 4 months allowed by Ecuadorian Fulbright program. </text:p>
      <text:p text:style-name="P26"/>
      <text:p text:style-name="P26"><text:span text:style-name="T21">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 </text:span></text:p>
      <text:p text:style-name="P26"/>
      <text:p text:style-name="P25"><text:s/>Student will be trained in cultivation of fungi and extraction of DNA from liquid fungal cultures. </text:p>
      <text:p text:style-name="P23"/>
      <text:p text:style-name="P27">Statistical analysis </text:p>
      <text:p text:style-name="P27"/>
      <text:p text:style-name="P27">Point pattern model of Rust and lecanocillium, including trend analysis that we predict will show correlations with distance from forest. </text:p>
      <text:p text:style-name="P27">covariates style of farming?</text:p>
      <text:p text:style-name="P27"/>
      <text:p text:style-name="P27">For multivariate, whole fungal community, PCNM analysis, and BC distance from forest fungal community sites. </text:p>
      <text:p text:style-name="P27"/>
      <text:p text:style-name="P27"/>
      <text:p text:style-name="P2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1DT21H44M55S</meta:editing-duration>
    <meta:editing-cycles>7</meta:editing-cycles>
    <meta:generator>LibreOffice/6.0.7.3$Linux_X86_64 LibreOffice_project/00m0$Build-3</meta:generator>
    <dc:date>2019-04-04T23:35:00.087727529</dc:date>
    <meta:document-statistic meta:table-count="0" meta:image-count="0" meta:object-count="0" meta:page-count="5" meta:paragraph-count="79" meta:word-count="1374" meta:character-count="8955" meta:non-whitespace-character-count="7609"/>
  </office:meta>
</office:document-meta>
</file>